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45dc" officeooo:paragraph-rsid="000545dc"/>
    </style:style>
    <style:style style:name="P2" style:family="paragraph" style:parent-style-name="Standard">
      <style:text-properties fo:font-weight="bold" officeooo:rsid="001b5aa4" officeooo:paragraph-rsid="001b5aa4" style:font-weight-asian="bold" style:font-weight-complex="bold"/>
    </style:style>
    <style:style style:name="P3" style:family="paragraph" style:parent-style-name="Standard">
      <style:text-properties fo:font-weight="bold" officeooo:rsid="0064a046" officeooo:paragraph-rsid="001cfb89" style:font-weight-asian="bold" style:font-weight-complex="bold"/>
    </style:style>
    <style:style style:name="P4" style:family="paragraph" style:parent-style-name="Standard">
      <style:text-properties fo:font-weight="bold" officeooo:rsid="001cfb89" officeooo:paragraph-rsid="001cfb89" style:font-weight-asian="bold" style:font-weight-complex="bold"/>
    </style:style>
    <style:style style:name="P5" style:family="paragraph" style:parent-style-name="Standard">
      <style:text-properties fo:font-weight="bold" officeooo:rsid="000545dc" officeooo:paragraph-rsid="001b5aa4" style:font-weight-asian="bold" style:font-weight-complex="bold"/>
    </style:style>
    <style:style style:name="P6" style:family="paragraph" style:parent-style-name="Standard">
      <style:text-properties fo:font-weight="bold" officeooo:rsid="00834a09" officeooo:paragraph-rsid="001e3b63" style:font-weight-asian="bold" style:font-weight-complex="bold"/>
    </style:style>
    <style:style style:name="P7" style:family="paragraph" style:parent-style-name="Standard">
      <style:text-properties fo:font-weight="bold" officeooo:rsid="001e3b63" officeooo:paragraph-rsid="001e3b63" style:font-weight-asian="bold" style:font-weight-complex="bold"/>
    </style:style>
    <style:style style:name="P8" style:family="paragraph" style:parent-style-name="Standard">
      <style:text-properties fo:font-weight="bold" officeooo:rsid="002419d8" officeooo:paragraph-rsid="002419d8" style:font-weight-asian="bold" style:font-weight-complex="bold"/>
    </style:style>
    <style:style style:name="P9" style:family="paragraph" style:parent-style-name="Standard">
      <style:text-properties fo:font-weight="bold" officeooo:rsid="002674fe" officeooo:paragraph-rsid="002674fe" style:font-weight-asian="bold" style:font-weight-complex="bold"/>
    </style:style>
    <style:style style:name="P10" style:family="paragraph" style:parent-style-name="Standard">
      <style:text-properties fo:font-weight="bold" officeooo:rsid="002a0fc7" officeooo:paragraph-rsid="002a0fc7" style:font-weight-asian="bold" style:font-weight-complex="bold"/>
    </style:style>
    <style:style style:name="P11" style:family="paragraph" style:parent-style-name="Standard">
      <style:text-properties fo:font-weight="bold" officeooo:rsid="002b37ae" officeooo:paragraph-rsid="002b37ae" style:font-weight-asian="bold" style:font-weight-complex="bold"/>
    </style:style>
    <style:style style:name="P12" style:family="paragraph" style:parent-style-name="Standard">
      <style:text-properties fo:font-weight="bold" officeooo:rsid="00326ecc" officeooo:paragraph-rsid="00326ecc" style:font-weight-asian="bold" style:font-weight-complex="bold"/>
    </style:style>
    <style:style style:name="P13" style:family="paragraph" style:parent-style-name="Standard">
      <style:text-properties fo:font-weight="bold" officeooo:rsid="002c28ae" officeooo:paragraph-rsid="00326ecc" style:font-weight-asian="bold" style:font-weight-complex="bold"/>
    </style:style>
    <style:style style:name="P14" style:family="paragraph" style:parent-style-name="Standard">
      <style:text-properties fo:font-weight="bold" officeooo:rsid="00328620" officeooo:paragraph-rsid="00328620" style:font-weight-asian="bold" style:font-weight-complex="bold"/>
    </style:style>
    <style:style style:name="P15" style:family="paragraph" style:parent-style-name="Standard">
      <style:text-properties fo:font-weight="bold" officeooo:rsid="003354d1" officeooo:paragraph-rsid="003354d1" style:font-weight-asian="bold" style:font-weight-complex="bold"/>
    </style:style>
    <style:style style:name="P16" style:family="paragraph" style:parent-style-name="Standard">
      <style:text-properties officeooo:rsid="001cfb89" officeooo:paragraph-rsid="001cfb89"/>
    </style:style>
    <style:style style:name="P17" style:family="paragraph" style:parent-style-name="Standard">
      <style:text-properties fo:font-weight="normal" officeooo:rsid="00665529" officeooo:paragraph-rsid="001cfb89" style:font-weight-asian="normal" style:font-weight-complex="normal"/>
    </style:style>
    <style:style style:name="P18" style:family="paragraph" style:parent-style-name="Standard">
      <style:text-properties fo:font-weight="normal" officeooo:rsid="00326ecc" officeooo:paragraph-rsid="00326ecc" style:font-weight-asian="normal" style:font-weight-complex="normal"/>
    </style:style>
    <style:style style:name="P19" style:family="paragraph" style:parent-style-name="Standard">
      <style:text-properties officeooo:rsid="001e3b63" officeooo:paragraph-rsid="001e3b63"/>
    </style:style>
    <style:style style:name="P20" style:family="paragraph" style:parent-style-name="Standard">
      <style:text-properties officeooo:rsid="0085ef18" officeooo:paragraph-rsid="001e3b63"/>
    </style:style>
    <style:style style:name="P21" style:family="paragraph" style:parent-style-name="Standard">
      <style:text-properties officeooo:rsid="002876e0" officeooo:paragraph-rsid="00200b94"/>
    </style:style>
    <style:style style:name="P22" style:family="paragraph" style:parent-style-name="Standard">
      <style:text-properties officeooo:rsid="002876e0" officeooo:paragraph-rsid="001cfb89"/>
    </style:style>
    <style:style style:name="P23" style:family="paragraph" style:parent-style-name="Standard">
      <style:text-properties officeooo:rsid="002419d8" officeooo:paragraph-rsid="002419d8"/>
    </style:style>
    <style:style style:name="P24" style:family="paragraph" style:parent-style-name="Standard">
      <style:text-properties officeooo:rsid="00287482" officeooo:paragraph-rsid="00287482"/>
    </style:style>
    <style:style style:name="P25" style:family="paragraph" style:parent-style-name="Standard">
      <style:text-properties officeooo:rsid="002a0fc7" officeooo:paragraph-rsid="002a0fc7"/>
    </style:style>
    <style:style style:name="P26" style:family="paragraph" style:parent-style-name="Standard">
      <style:text-properties officeooo:rsid="002b37ae" officeooo:paragraph-rsid="002b37ae"/>
    </style:style>
    <style:style style:name="P27" style:family="paragraph" style:parent-style-name="Standard">
      <style:text-properties officeooo:rsid="002c3e1b" officeooo:paragraph-rsid="002c3e1b"/>
    </style:style>
    <style:style style:name="P28" style:family="paragraph" style:parent-style-name="Standard">
      <style:text-properties officeooo:rsid="00319c45" officeooo:paragraph-rsid="00319c45"/>
    </style:style>
    <style:style style:name="P29" style:family="paragraph" style:parent-style-name="Standard">
      <style:text-properties officeooo:rsid="00326ecc" officeooo:paragraph-rsid="00326ecc"/>
    </style:style>
    <style:style style:name="P30" style:family="paragraph" style:parent-style-name="Standard">
      <style:text-properties officeooo:rsid="00328620" officeooo:paragraph-rsid="00328620"/>
    </style:style>
    <style:style style:name="P31" style:family="paragraph" style:parent-style-name="Standard">
      <style:text-properties officeooo:rsid="003354d1" officeooo:paragraph-rsid="003354d1"/>
    </style:style>
    <style:style style:name="P32" style:family="paragraph" style:parent-style-name="Standard">
      <style:paragraph-properties fo:margin-left="0in" fo:margin-right="0in" fo:text-indent="0in" style:auto-text-indent="false"/>
      <style:text-properties fo:font-weight="normal" officeooo:rsid="0085ef18" officeooo:paragraph-rsid="00200b94" style:font-weight-asian="normal" style:font-weight-complex="normal"/>
    </style:style>
    <style:style style:name="P33" style:family="paragraph" style:parent-style-name="Standard">
      <style:paragraph-properties fo:margin-left="0in" fo:margin-right="0in" fo:text-indent="0in" style:auto-text-indent="false"/>
      <style:text-properties fo:font-weight="normal" officeooo:rsid="00200b94" officeooo:paragraph-rsid="00200b94" style:font-weight-asian="normal" style:font-weight-complex="normal"/>
    </style:style>
    <style:style style:name="P34" style:family="paragraph" style:parent-style-name="Standard">
      <style:paragraph-properties fo:margin-left="0in" fo:margin-right="0in" fo:text-indent="0in" style:auto-text-indent="false"/>
      <style:text-properties fo:font-weight="normal" officeooo:rsid="0023569e" officeooo:paragraph-rsid="0023569e" style:font-weight-asian="normal" style:font-weight-complex="normal"/>
    </style:style>
    <style:style style:name="P35" style:family="paragraph" style:parent-style-name="Standard">
      <style:paragraph-properties fo:margin-left="0in" fo:margin-right="0in" fo:text-indent="0in" style:auto-text-indent="false"/>
      <style:text-properties fo:font-weight="bold" officeooo:rsid="00200b94" officeooo:paragraph-rsid="00200b94" style:font-weight-asian="bold" style:font-weight-complex="bold"/>
    </style:style>
    <style:style style:name="P36" style:family="paragraph" style:parent-style-name="Standard">
      <style:paragraph-properties fo:margin-left="0in" fo:margin-right="0in" fo:text-indent="0in" style:auto-text-indent="false"/>
      <style:text-properties fo:font-weight="bold" officeooo:rsid="0023569e" officeooo:paragraph-rsid="00200b94" style:font-weight-asian="bold" style:font-weight-complex="bold"/>
    </style:style>
    <style:style style:name="P37" style:family="paragraph" style:parent-style-name="Standard">
      <style:text-properties officeooo:rsid="00015017" officeooo:paragraph-rsid="003c6112"/>
    </style:style>
    <style:style style:name="P38" style:family="paragraph" style:parent-style-name="Standard">
      <style:text-properties officeooo:rsid="002c3e1b" officeooo:paragraph-rsid="002b37ae"/>
    </style:style>
    <style:style style:name="P39" style:family="paragraph" style:parent-style-name="Standard">
      <style:text-properties officeooo:rsid="0018f5fe" officeooo:paragraph-rsid="001b5aa4"/>
    </style:style>
    <style:style style:name="P40" style:family="paragraph">
      <style:paragraph-properties fo:text-align="center"/>
    </style:style>
    <style:style style:name="P41" style:family="paragraph">
      <style:text-properties fo:font-size="12pt"/>
    </style:style>
    <style:style style:name="T1" style:family="text">
      <style:text-properties officeooo:rsid="0050b696"/>
    </style:style>
    <style:style style:name="T2" style:family="text">
      <style:text-properties fo:font-weight="normal" style:font-weight-asian="normal" style:font-weight-complex="normal"/>
    </style:style>
    <style:style style:name="T3" style:family="text">
      <style:text-properties fo:font-weight="normal" officeooo:rsid="008e8fc3" style:font-weight-asian="normal" style:font-weight-complex="normal"/>
    </style:style>
    <style:style style:name="T4" style:family="text">
      <style:text-properties fo:font-weight="normal" officeooo:rsid="00665529" style:font-weight-asian="normal" style:font-weight-complex="normal"/>
    </style:style>
    <style:style style:name="T5" style:family="text">
      <style:text-properties fo:font-weight="normal" officeooo:rsid="00377c83" style:font-weight-asian="normal" style:font-weight-complex="normal"/>
    </style:style>
    <style:style style:name="T6" style:family="text">
      <style:text-properties officeooo:rsid="0090734c"/>
    </style:style>
    <style:style style:name="T7" style:family="text">
      <style:text-properties officeooo:rsid="0085ef18"/>
    </style:style>
    <style:style style:name="T8" style:family="text">
      <style:text-properties officeooo:rsid="002f1f52"/>
    </style:style>
    <style:style style:name="T9" style:family="text">
      <style:text-properties officeooo:rsid="002eab0b"/>
    </style:style>
    <style:style style:name="T10" style:family="text">
      <style:text-properties officeooo:rsid="00328620"/>
    </style:style>
    <style:style style:name="T11" style:family="text">
      <style:text-properties officeooo:rsid="0036f0e6"/>
    </style:style>
    <style:style style:name="T12" style:family="text">
      <style:text-properties officeooo:rsid="00386055"/>
    </style:style>
    <style:style style:name="T13" style:family="text">
      <style:text-properties officeooo:rsid="003c6112"/>
    </style:style>
    <style:style style:name="T14" style:family="text">
      <style:text-properties fo:font-size="12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c0c0c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pping</text:p>
      <text:p text:style-name="P39"/>
      <text:p text:style-name="P5">Introduction</text:p>
      <text:p text:style-name="P6"><text:span text:style-name="T2">The connecting glue between data, peers on the network and information across the universe </text:span><text:span text:style-name="T3">is called mapping</text:span><text:span text:style-name="T2">. <text:s/></text:span><text:span text:style-name="T4">In a science blockchain miners are called Mappers. <text:s/>The purpose of the network is to “map out' the environment, life and the </text:span><text:span text:style-name="T5">Cosmos</text:span><text:span text:style-name="T4"> at large. <text:s/>Each peer in the network has the right to participate in mapping activities, whether that be </text:span><text:span text:style-name="T3">s</text:span><text:span text:style-name="T4">ensor data recording, computation or 3D printing. <text:s/>Mapping activities will be 'rewarded' by a value or voting outcome granted by each individual peer on the network. <text:s/>The proof of data mechanism on the blockchain preventing the gaming of </text:span><text:span text:style-name="T3">mapping</text:span><text:span text:style-name="T4">. </text:span></text:p>
      <text:p text:style-name="P5"/>
      <text:p text:style-name="P7">Function of Mapp<text:span text:style-name="T8">ing</text:span></text:p>
      <text:p text:style-name="P17">The act of mapping covers the following: </text:p>
      <text:p text:style-name="P3"/>
      <text:p text:style-name="P22"/>
      <text:p text:style-name="P4"><text:span text:style-name="T11">Networked Sensor Science &amp; Collaboration</text:span></text:p>
      <text:p text:style-name="P16"/>
      <text:p text:style-name="P7">Introduction</text:p>
      <text:p text:style-name="P20">Two forms on science value needs to be mapped out. <text:s/>Existing knowledge in the form of information and <text:span text:style-name="T6">scientific</text:span> <text:span text:style-name="T6">hypothesis</text:span> set out in information. <text:s/>A <text:span text:style-name="T6">mechanism</text:span> to map both types will be required.</text:p>
      <text:p text:style-name="P19"/>
      <text:p text:style-name="P28">The first stage is to establish <text:span text:style-name="T12">Networked </text:span>Sensor <text:span text:style-name="T12">Science </text:span>based protocol. <text:s/>And from these crude beginnings expand the range of science activities to be mapped out. <text:s/>Evolving the protocol over time will be built into the protocols software design.</text:p>
      <text:p text:style-name="P28"/>
      <text:p text:style-name="P28"/>
      <text:p text:style-name="P28"/>
      <text:p text:style-name="P28"><draw:custom-shape text:anchor-type="paragraph" draw:z-index="8" draw:style-name="gr3" svg:width="1.8858in" svg:height="0.3906in" svg:x="2.5063in" svg:y="0.0437in"><text:p>Science scripting language</text:p><draw:enhanced-geometry svg:viewBox="0 0 21600 21600" draw:type="rectangle" draw:enhanced-path="M 0 0 L 21600 0 21600 21600 0 21600 0 0 Z N"/></draw:custom-shape><draw:custom-shape text:anchor-type="paragraph" draw:z-index="10" draw:style-name="gr3" svg:width="1.3177in" svg:height="1.2087in" svg:x="1.022in" svg:y="0.0591in"><text:p>Sensor /</text:p><text:p>Dsensor library</text:p><text:p>references</text:p><draw:enhanced-geometry svg:viewBox="0 0 21600 21600" draw:type="rectangle" draw:enhanced-path="M 0 0 L 21600 0 21600 21600 0 21600 0 0 Z N"/></draw:custom-shape><draw:custom-shape text:anchor-type="paragraph" draw:z-index="12" draw:style-name="gr3" svg:width="1.3177in" svg:height="1.2087in" svg:x="4.772in" svg:y="0.0465in"><text:p>Blockchain / </text:p><text:p>Data structure /</text:p><text:p>Location /</text:p><text:p>Privacy</text:p><draw:enhanced-geometry svg:viewBox="0 0 21600 21600" draw:type="rectangle" draw:enhanced-path="M 0 0 L 21600 0 21600 21600 0 21600 0 0 Z N"/></draw:custom-shape></text:p>
      <text:p text:style-name="P28"/>
      <text:p text:style-name="P28"><draw:custom-shape text:anchor-type="paragraph" draw:z-index="9" draw:style-name="gr4" svg:width="1.8906in" svg:height="0.7661in" svg:x="2.5in" svg:y="0.0799in"><text:p>Software execution</text:p><text:p>any language</text:p><text:p/><draw:enhanced-geometry svg:viewBox="0 0 21600 21600" draw:type="rectangle" draw:enhanced-path="M 0 0 L 21600 0 21600 21600 0 21600 0 0 Z N"/></draw:custom-shape></text:p>
      <text:p text:style-name="P28"/>
      <text:p text:style-name="P28"/>
      <text:p text:style-name="P28"/>
      <text:p text:style-name="P28"/>
      <text:p text:style-name="P28"><draw:custom-shape text:anchor-type="paragraph" draw:z-index="11" draw:style-name="gr3" draw:text-style-name="P41" svg:width="2.074in" svg:height="0.3185in" svg:x="2.4339in" svg:y="0.1138in"><text:p><text:span text:style-name="T14">Distributed compute VM PtoP</text:span></text:p><draw:enhanced-geometry svg:viewBox="0 0 21600 21600" draw:type="rectangle" draw:enhanced-path="M 0 0 L 21600 0 21600 21600 0 21600 0 0 Z N"/></draw:custom-shape></text:p>
      <text:p text:style-name="P28"/>
      <text:p text:style-name="P28"/>
      <text:p text:style-name="P28"/>
      <text:p text:style-name="P28"/>
      <text:p text:style-name="P15">Science Scripting Language</text:p>
      <text:p text:style-name="P31">To provide a standardized/ constrained set of commands to summaries a scientific hypothesis or summarized equation or proof. <text:s/>This will be mapped an execution environment where any software language can actually preform the computation.</text:p>
      <text:p text:style-name="P28"/>
      <text:p text:style-name="P37"><text:span text:style-name="T13">A </text:span>hypothesis <text:span text:style-name="T13">is an equation that states the relationship between</text:span> independent variables to dependent variables. <text:s/><text:span text:style-name="T13">Where all variables are traceable back to sensor captured data.</text:span></text:p>
      <text:p text:style-name="P28"/>
      <text:p text:style-name="P12">Value of Science</text:p>
      <text:p text:style-name="P12"/>
      <text:p text:style-name="P12">Introduction</text:p>
      <text:p text:style-name="P29"><text:soft-page-break/>A new scripting language for authoring scientific hypothesis will be built. <text:s/>(need to review suitability of ethereums Solidity language). <text:s/>This will provide a range of tools to stitch together peers, sensor data, blockchain references and computational resources.</text:p>
      <text:p text:style-name="P28"/>
      <text:p text:style-name="P12">Mapping value activities:</text:p>
      <text:p text:style-name="P29"/>
      <text:p text:style-name="P12">Precision of measurement</text:p>
      <text:p text:style-name="P29">Each sensor registered on the network will be rated for its granularity of measurement.</text:p>
      <text:p text:style-name="P29"/>
      <text:p text:style-name="P29"/>
      <text:p text:style-name="P13">Computation and Complexity</text:p>
      <text:p text:style-name="P29">A VM computation <text:span text:style-name="T13">quantity</text:span> of computational resource will be <text:span text:style-name="T13">standardized</text:span> and combined with complexity of program <text:span text:style-name="T13">execution</text:span> quotient that has some existing validity in <text:span text:style-name="T13">mathematics</text:span>/computer science.</text:p>
      <text:p text:style-name="P29"/>
      <text:p text:style-name="P29"/>
      <text:p text:style-name="P13">Collaboration <text:span text:style-name="T9">and consensus</text:span></text:p>
      <text:p text:style-name="P18">The inner working of the proof of data/stake mechanism for the operation of the personal and other blockchains. <text:s/>This will be strongly subject and reflect peers <text:span text:style-name="T13">participation</text:span> i.e. voting with their own data and computation resources.</text:p>
      <text:p text:style-name="P13"/>
      <text:p text:style-name="P13"/>
      <text:p text:style-name="P12">Cause and Effect</text:p>
      <text:p text:style-name="P29">A <text:span text:style-name="T10">hypothesis</text:span> that achieves 100% consensus across the network. <text:s/>Becomes an ever present <text:span text:style-name="T13">computation</text:span> model running on a peers data.</text:p>
      <text:p text:style-name="P16"/>
      <text:p text:style-name="P16"/>
      <text:p text:style-name="P4">Research Signal</text:p>
      <text:p text:style-name="P16"/>
      <text:p text:style-name="P7">Introduction</text:p>
      <text:p text:style-name="P21">This will replace <text:span text:style-name="T1">pri</text:span>ce (as in monetary) signal as the governing number for <text:span text:style-name="T1">the network</text:span> to <text:span text:style-name="T7">guide its </text:span><text:s/>collaborat<text:span text:style-name="T7">ion activities. <text:s/>For example, this will give sensor makers the insight on where to innovate for greater granularity of measurement or highlight areas not being measured, or on the computation side, focus energies on the urgency of problems needing solved or an indication to the entire network of the complexity of a problem etc.</text:span></text:p>
      <text:p text:style-name="P21"/>
      <text:p text:style-name="P12">Past - Future</text:p>
      <text:p text:style-name="P29">The Research signal will use all available information. <text:s/><text:span text:style-name="T10">Looking to the future will be the primary concern of signal and thus giving the network of peers the best insight to focus there activities.</text:span></text:p>
      <text:p text:style-name="P21"/>
      <text:p text:style-name="P14">Future Hypothesis</text:p>
      <text:p text:style-name="P30">The future is an uncertain place. Is it possible to find a consensus mechanism to value hypothesis. <text:s/>Yes, by the use of simulations. <text:s/>These simulation will be based on the consensus outlook each peers chooses to support.</text:p>
      <text:p text:style-name="P21"/>
      <text:p text:style-name="P16"/>
      <text:p text:style-name="P4">ModusCoin – Infocurrency</text:p>
      <text:p text:style-name="P16"/>
      <text:p text:style-name="P7">Introduction</text:p>
      <text:p text:style-name="P32"><text:soft-page-break/>This will be a Infocurrency. <text:s/>Crytpocurriencies reward that act of mining, an Infocurrency will reward the act of mapping. <text:s/>An Infocurrency differs from all monetary (fiat or crypto) currencies in that 'pricing' is context specific and the underpinning information in that context is actionable i.e. can be used directly in any computation.</text:p>
      <text:p text:style-name="P32"/>
      <text:p text:style-name="P35">Three value vertices's</text:p>
      <text:p text:style-name="P35"/>
      <text:p text:style-name="P33"/>
      <text:p text:style-name="P33"><draw:rect text:anchor-type="paragraph" draw:z-index="0" draw:style-name="gr1" draw:text-style-name="P40" svg:width="0.615in" svg:height="0.7713in" svg:x="0.8709in" svg:y="-0.1972in"><text:p/></draw:rect><draw:rect text:anchor-type="paragraph" draw:z-index="1" draw:style-name="gr1" draw:text-style-name="P40" svg:width="0.615in" svg:height="0.7713in" svg:x="2.3965in" svg:y="-0.2181in"><text:p/></draw:rect><draw:rect text:anchor-type="paragraph" draw:z-index="2" draw:style-name="gr1" draw:text-style-name="P40" svg:width="0.615in" svg:height="0.7713in" svg:x="3.872in" svg:y="-0.2193in"><text:p/></draw:rect><draw:custom-shape text:anchor-type="paragraph" draw:z-index="3" draw:style-name="gr2" svg:width="0.1878in" svg:height="0.1878in" svg:x="1.7665in" svg:y="0.0736in"><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text:anchor-type="paragraph" draw:z-index="4" draw:style-name="gr2" svg:width="0.1878in" svg:height="0.1878in" svg:x="3.3236in" svg:y="0.0717in"><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text:anchor-type="paragraph" draw:z-index="5" draw:style-name="gr2" svg:width="0.198in" svg:height="0.0213in" svg:x="4.7307in" svg:y="0.1256in"><text:p/><draw:enhanced-geometry svg:viewBox="0 0 21600 21600" draw:type="rectangle" draw:enhanced-path="M 0 0 L 21600 0 21600 21600 0 21600 0 0 Z N"/></draw:custom-shape><draw:custom-shape text:anchor-type="paragraph" draw:z-index="7" draw:style-name="gr3" svg:width="1.3807in" svg:height="0.8906in" svg:x="5.2354in" svg:y="-0.1866in"><text:p>InfoCurrency</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33"><draw:custom-shape text:anchor-type="paragraph" draw:z-index="6" draw:style-name="gr2" svg:width="0.198in" svg:height="0.0213in" svg:x="4.7256in" svg:y="0.0217in"><text:p/><draw:enhanced-geometry svg:viewBox="0 0 21600 21600" draw:type="rectangle" draw:enhanced-path="M 0 0 L 21600 0 21600 21600 0 21600 0 0 Z N"/></draw:custom-shape></text:p>
      <text:p text:style-name="P33"/>
      <text:p text:style-name="P33"/>
      <text:p text:style-name="P35">Capture</text:p>
      <text:p text:style-name="P34">Fixed objective measure mechanism. Like printing your own money.</text:p>
      <text:p text:style-name="P34"/>
      <text:p text:style-name="P33"/>
      <text:p text:style-name="P35">Compute</text:p>
      <text:p text:style-name="P34">The use of the captured data in a computation e.g. how many times</text:p>
      <text:p text:style-name="P34"/>
      <text:p text:style-name="P33"/>
      <text:p text:style-name="P36">Consensuses 'votes'</text:p>
      <text:p text:style-name="P34">A subjective value expression by any peer in the network. <text:s/>Gives the property of different 'prices' for different networks of consensus.</text:p>
      <text:p text:style-name="P33"/>
      <text:p text:style-name="P33"/>
      <text:p text:style-name="P33">Sample calculation:</text:p>
      <text:p text:style-name="P33"/>
      <text:p text:style-name="P33">1. </text:p>
      <text:p text:style-name="P33"/>
      <text:p text:style-name="P19"/>
      <text:p text:style-name="P8">Prevent fraud or gaming of the system</text:p>
      <text:p text:style-name="P23"/>
      <text:p text:style-name="P8">Made up data</text:p>
      <text:p text:style-name="P23">Proof of data mechanism via Dsensor library</text:p>
      <text:p text:style-name="P23"/>
      <text:p text:style-name="P23"/>
      <text:p text:style-name="P8">Computation for sake of computation</text:p>
      <text:p text:style-name="P23"/>
      <text:p text:style-name="P23"/>
      <text:p text:style-name="P23"/>
      <text:p text:style-name="P8">Outcome of data</text:p>
      <text:p text:style-name="P23">Proof of printing mechanism via Dprinter library</text:p>
      <text:p text:style-name="P23"/>
      <text:p text:style-name="P9">Collusion of consensus</text:p>
      <text:p text:style-name="P24">False network created to create false peer votes</text:p>
      <text:p text:style-name="P24"/>
      <text:p text:style-name="P10">No transfer of ModusCoin</text:p>
      <text:p text:style-name="P25">An infocurrency is none transferable between identities. <text:s/>It is a one way flow or osmosis of value to an individual, sharing data or computation models is the mechanism exchange 'value'. <text:s/></text:p>
      <text:p text:style-name="P25"><text:soft-page-break/></text:p>
      <text:p text:style-name="P25"/>
      <text:p text:style-name="P11">Compared to Fiat or Crypto Currency</text:p>
      <text:p text:style-name="P26">One universal price signal is generated by the market mechanism, this false to hold true for a infocurrency. <text:s/>Speculation is not possible due to the non transferability of an infocurrency. <text:s/>Store of wealth, intrinsic value or transaction value are non rational mechanism for an inforcurrency.</text:p>
      <text:p text:style-name="P26"/>
      <text:p text:style-name="P26">There is no need to have money supply and demand. <text:s/>Money supply in fiat or crypto currency is abstracted to notional terms, an inforcurrency captures the information behind reality. <text:s/>If there is more than one reality there will be more than one infocurrency.</text:p>
      <text:p text:style-name="P38"/>
      <text:p text:style-name="P27"/>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3T12:21:22.999986633</meta:creation-date>
    <meta:generator>LibreOffice/4.2.7.2$Linux_X86_64 LibreOffice_project/420m0$Build-2</meta:generator>
    <dc:date>2015-02-05T16:49:14.261588575</dc:date>
    <meta:editing-duration>P1DT35M3S</meta:editing-duration>
    <meta:editing-cycles>37</meta:editing-cycles>
    <meta:document-statistic meta:table-count="0" meta:image-count="0" meta:object-count="0" meta:page-count="4" meta:paragraph-count="56" meta:word-count="830" meta:character-count="5348" meta:non-whitespace-character-count="4540"/>
  </office:meta>
</office:document-meta>
</file>